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47-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20 de Agost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BOTELLONES PLÁSTICOS, CASILLERO PARA BOTELLONES Y SUMINISTRO DE AGUA POTABLE PARA USO EXCLUSIVO DE ÉSTE ÓRGANO DE CONTROL FISCAL,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2, :</text:p>
      <text:p text:style-name="P11"/>
      <text:p text:style-name="P11">- CORPORACIÓN SANTA MARIA, C.A, RIF: J-31290505-0, por un monto de Bs. 12.001,92, ubicada en Av. El Ejercito Qta Sanavi N°14 Sector Fundemos Maturín Monagas, MATURIN ESTADO MONAGAS
<text:line-break/>
<text:line-break/></text:p>
      <text:p text:style-name="P11"/>
      <text:p text:style-name="P5"><text:span text:style-name="T21">En Maturín, a los </text:span><text:span text:style-name="Fuente_20_de_20_párrafo_20_predeter."><text:span text:style-name="T17"><text:s/>veintidos (22)</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gost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